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ato" svg:font-family="Lato, sans-serif"/>
    <style:font-face style:name="Mangal1" svg:font-family="Mangal"/>
    <style:font-face style:name="Raleway" svg:font-family="Raleway, sans-serif"/>
    <style:font-face style:name="Roboto" svg:font-family="Roboto"/>
    <style:font-face style:name="Roboto1" svg:font-family="Roboto, sans-serif"/>
    <style:font-face style:name="Segoe UI" svg:font-family="'Segoe UI'"/>
    <style:font-face style:name="Tahoma" svg:font-family="Tahoma"/>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32"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33"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3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Bibliography_20_1">
      <style:paragraph-properties>
        <style:tab-stops/>
      </style:paragraph-properties>
    </style:style>
    <style:style style:name="P3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3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4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4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4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4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4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4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4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4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57" style:family="paragraph" style:parent-style-name="Standard">
      <style:text-properties officeooo:paragraph-rsid="00d734fd"/>
    </style:style>
    <style:style style:name="P58" style:family="paragraph" style:parent-style-name="Standard">
      <style:text-properties style:text-underline-style="solid" style:text-underline-width="auto" style:text-underline-color="font-color"/>
    </style:style>
    <style:style style:name="P59"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6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61" style:family="paragraph" style:parent-style-name="Standard">
      <style:paragraph-properties fo:break-before="page"/>
      <style:text-properties officeooo:paragraph-rsid="00d734fd"/>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style:text-underline-style="none"/>
    </style:style>
    <style:style style:name="T4" style:family="text">
      <style:text-properties style:text-underline-style="none" officeooo:rsid="001d790b"/>
    </style:style>
    <style:style style:name="T5" style:family="text">
      <style:text-properties style:text-underline-style="none" officeooo:rsid="0045fc93"/>
    </style:style>
    <style:style style:name="T6" style:family="text">
      <style:text-properties style:text-underline-style="none" officeooo:rsid="000dba5d"/>
    </style:style>
    <style:style style:name="T7" style:family="text">
      <style:text-properties style:text-underline-style="none" officeooo:rsid="00476bc0"/>
    </style:style>
    <style:style style:name="T8" style:family="text">
      <style:text-properties style:text-underline-style="none" officeooo:rsid="00268bbc"/>
    </style:style>
    <style:style style:name="T9" style:family="text">
      <style:text-properties style:text-underline-style="none" officeooo:rsid="0003d11e"/>
    </style:style>
    <style:style style:name="T10" style:family="text">
      <style:text-properties style:text-underline-style="none" officeooo:rsid="00480c6c"/>
    </style:style>
    <style:style style:name="T11" style:family="text">
      <style:text-properties style:text-underline-style="none" officeooo:rsid="00497426"/>
    </style:style>
    <style:style style:name="T12" style:family="text">
      <style:text-properties style:text-underline-style="none" officeooo:rsid="004b4cfe"/>
    </style:style>
    <style:style style:name="T13" style:family="text">
      <style:text-properties style:text-underline-style="none" officeooo:rsid="004f25d2"/>
    </style:style>
    <style:style style:name="T14" style:family="text">
      <style:text-properties style:text-underline-style="none" officeooo:rsid="00530ccb"/>
    </style:style>
    <style:style style:name="T15" style:family="text">
      <style:text-properties style:text-underline-style="none" officeooo:rsid="00599295"/>
    </style:style>
    <style:style style:name="T16" style:family="text">
      <style:text-properties style:text-underline-style="none" officeooo:rsid="00674744"/>
    </style:style>
    <style:style style:name="T17" style:family="text">
      <style:text-properties style:text-underline-style="none" officeooo:rsid="00689f12"/>
    </style:style>
    <style:style style:name="T18" style:family="text">
      <style:text-properties style:text-underline-style="none" officeooo:rsid="00694930"/>
    </style:style>
    <style:style style:name="T19" style:family="text">
      <style:text-properties style:text-underline-style="none" officeooo:rsid="006a9a46"/>
    </style:style>
    <style:style style:name="T20" style:family="text">
      <style:text-properties style:text-underline-style="none" officeooo:rsid="006c2ac8"/>
    </style:style>
    <style:style style:name="T21" style:family="text">
      <style:text-properties style:text-underline-style="none" officeooo:rsid="006e2328"/>
    </style:style>
    <style:style style:name="T22" style:family="text">
      <style:text-properties style:text-underline-style="none" officeooo:rsid="00750d49"/>
    </style:style>
    <style:style style:name="T23" style:family="text">
      <style:text-properties style:text-underline-style="none" officeooo:rsid="00768c17"/>
    </style:style>
    <style:style style:name="T24" style:family="text">
      <style:text-properties style:text-underline-style="none" officeooo:rsid="007ee91c"/>
    </style:style>
    <style:style style:name="T25" style:family="text">
      <style:text-properties style:text-underline-style="none" officeooo:rsid="0081973d"/>
    </style:style>
    <style:style style:name="T26" style:family="text">
      <style:text-properties style:text-underline-style="none" officeooo:rsid="00870e20"/>
    </style:style>
    <style:style style:name="T27" style:family="text">
      <style:text-properties officeooo:rsid="00049bb4"/>
    </style:style>
    <style:style style:name="T28" style:family="text">
      <style:text-properties officeooo:rsid="0005444d"/>
    </style:style>
    <style:style style:name="T29" style:family="text">
      <style:text-properties officeooo:rsid="00057657"/>
    </style:style>
    <style:style style:name="T30" style:family="text">
      <style:text-properties officeooo:rsid="000cb829"/>
    </style:style>
    <style:style style:name="T31" style:family="text">
      <style:text-properties officeooo:rsid="001558d2"/>
    </style:style>
    <style:style style:name="T32" style:family="text">
      <style:text-properties officeooo:rsid="00167077"/>
    </style:style>
    <style:style style:name="T33" style:family="text">
      <style:text-properties officeooo:rsid="001a8078"/>
    </style:style>
    <style:style style:name="T34" style:family="text">
      <style:text-properties officeooo:rsid="0026eae7"/>
    </style:style>
    <style:style style:name="T35" style:family="text">
      <style:text-properties officeooo:rsid="002fcd75"/>
    </style:style>
    <style:style style:name="T36" style:family="text">
      <style:text-properties officeooo:rsid="0033ddea"/>
    </style:style>
    <style:style style:name="T37" style:family="text">
      <style:text-properties officeooo:rsid="003b009a"/>
    </style:style>
    <style:style style:name="T38" style:family="text">
      <style:text-properties officeooo:rsid="00424945"/>
    </style:style>
    <style:style style:name="T39" style:family="text">
      <style:text-properties officeooo:rsid="0060f537"/>
    </style:style>
    <style:style style:name="T40" style:family="text">
      <style:text-properties officeooo:rsid="0073cfaf"/>
    </style:style>
    <style:style style:name="T41" style:family="text">
      <style:text-properties officeooo:rsid="0078bc25"/>
    </style:style>
    <style:style style:name="T42" style:family="text">
      <style:text-properties officeooo:rsid="0084efd6"/>
    </style:style>
    <style:style style:name="T43" style:family="text">
      <style:text-properties officeooo:rsid="00870e20"/>
    </style:style>
    <style:style style:name="T44" style:family="text">
      <style:text-properties officeooo:rsid="008f8647"/>
    </style:style>
    <style:style style:name="T45" style:family="text">
      <style:text-properties officeooo:rsid="0090ac85"/>
    </style:style>
    <style:style style:name="T46" style:family="text">
      <style:text-properties officeooo:rsid="00941f28"/>
    </style:style>
    <style:style style:name="T47" style:family="text">
      <style:text-properties officeooo:rsid="00943450"/>
    </style:style>
    <style:style style:name="T48" style:family="text">
      <style:text-properties officeooo:rsid="009a9955"/>
    </style:style>
    <style:style style:name="T49" style:family="text">
      <style:text-properties officeooo:rsid="009c5389"/>
    </style:style>
    <style:style style:name="T50" style:family="text">
      <style:text-properties officeooo:rsid="00a194f7"/>
    </style:style>
    <style:style style:name="T51" style:family="text">
      <style:text-properties officeooo:rsid="00a2bd2e"/>
    </style:style>
    <style:style style:name="T52" style:family="text">
      <style:text-properties officeooo:rsid="00a49062"/>
    </style:style>
    <style:style style:name="T53" style:family="text">
      <style:text-properties officeooo:rsid="00a81502"/>
    </style:style>
    <style:style style:name="T54" style:family="text">
      <style:text-properties officeooo:rsid="00aa1d2c"/>
    </style:style>
    <style:style style:name="T55" style:family="text">
      <style:text-properties officeooo:rsid="00aa38bf"/>
    </style:style>
    <style:style style:name="T56" style:family="text">
      <style:text-properties officeooo:rsid="00b2d437"/>
    </style:style>
    <style:style style:name="T57" style:family="text">
      <style:text-properties officeooo:rsid="00b76be7"/>
    </style:style>
    <style:style style:name="T58" style:family="text">
      <style:text-properties fo:font-weight="normal" style:font-weight-asian="normal" style:font-weight-complex="normal"/>
    </style:style>
    <style:style style:name="T59" style:family="text">
      <style:text-properties officeooo:rsid="00bc8f9e"/>
    </style:style>
    <style:style style:name="T60" style:family="text">
      <style:text-properties officeooo:rsid="00c2ed9c"/>
    </style:style>
    <style:style style:name="T61" style:family="text">
      <style:text-properties text:display="none"/>
    </style:style>
    <style:style style:name="T62" style:family="text">
      <style:text-properties officeooo:rsid="00c4798c"/>
    </style:style>
    <style:style style:name="T63" style:family="text">
      <style:text-properties fo:font-variant="normal" fo:text-transform="none" fo:color="#3f3f3f" style:font-name="Roboto" fo:font-size="12.75pt" fo:letter-spacing="normal" fo:font-style="normal" fo:font-weight="normal"/>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2ed9c"/>
    </style:style>
    <style:style style:name="T66" style:family="text">
      <style:text-properties officeooo:rsid="00cd9c2a"/>
    </style:style>
    <style:style style:name="T67" style:family="text">
      <style:text-properties officeooo:rsid="00d730d0"/>
    </style:style>
    <style:style style:name="T68" style:family="text">
      <style:text-properties officeooo:rsid="00d797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32">Proyecto DAW: </text:p>
      <text:p text:style-name="P33">Easy Time<text:span text:style-name="T37">t</text:span>able.</text:p>
      <text:p text:style-name="P31">Gestor de horarios</text:p>
      <text:p text:style-name="P3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5">Indice</text:p>
          </text:index-title>
          <text:p text:style-name="P36">Descripción del proyecto:<text:tab/>3</text:p>
          <text:p text:style-name="P36">Justificación del proyecto:<text:tab/>4</text:p>
          <text:p text:style-name="P36">Tecnologías empleadas:<text:tab/>4</text:p>
          <text:p text:style-name="P36">Objetivos<text:tab/>4</text:p>
        </text:index-body>
      </text:table-of-content>
      <text:p text:style-name="P7"/>
      <text:p text:style-name="P7"/>
      <text:p text:style-name="P7"/>
      <text:p text:style-name="P34"><text:toc-mark-start text:id="IMark1142397467256" text:outline-level="1"/><text:span text:style-name="T2">Descripción</text:span><text:span text:style-name="T1"> del proyecto:</text:span><text:toc-mark-end text:id="IMark1142397467256"/></text:p>
      <text:p text:style-name="P10"><text:span text:style-name="T24">Este</text:span><text:span text:style-name="T5"> proyecto consiste en </text:span><text:span text:style-name="T24">desarrollar</text:span><text:span text:style-name="T5"> un programa para gestionar horarios </text:span><text:span text:style-name="T20">lo más completo posible</text:span><text:span text:style-name="T5">, pensado inicialmente </text:span><text:span text:style-name="T9">para a</text:span><text:span text:style-name="T5">lumnos y profesores, </text:span><text:span text:style-name="T6">el cual ir mejorando y ampliando según nuevas necesidades o nuevas tecnologías, hacia un </text:span><text:span text:style-name="T7">ámbito</text:span><text:span text:style-name="T6"> </text:span><text:span text:style-name="T21">y publico </text:span><text:span text:style-name="T6">m</text:span><text:span text:style-name="T21">á</text:span><text:span text:style-name="T6">s </text:span><text:span text:style-name="T21">amplio</text:span><text:span text:style-name="T11">, </text:span><text:span text:style-name="T17">ademas de poner a prueba mis </text:span><text:span text:style-name="T18">habilidades</text:span><text:span text:style-name="T17"> y mis pensamientos, deseos… </text:span><text:span text:style-name="T25">enfocados sobre el</text:span><text:span text:style-name="T17"> </text:span><text:span text:style-name="T19">proyecto</text:span><text:span text:style-name="T18">.</text:span></text:p>
      <text:p text:style-name="P12"/>
      <text:p text:style-name="P9"><text:span text:style-name="T14">Sera</text:span><text:span text:style-name="T5"> </text:span><text:span text:style-name="T8">desarrollado en Java, </text:span><text:span text:style-name="T10">empleando </text:span><text:span text:style-name="T13">y poniendo en practica</text:span><text:span text:style-name="T10"> los conocimientos </text:span><text:span text:style-name="T16">y habilidades </text:span><text:span text:style-name="T10">adquiridos en l</text:span><text:span text:style-name="T12">os ciclos de FP</text:span><text:span text:style-name="T15">G</text:span><text:span text:style-name="T14">S</text:span><text:span text:style-name="T10"> DAW y DAM </text:span><text:span text:style-name="T22">y </text:span><text:span text:style-name="T26">la </text:span><text:span text:style-name="T23">adquisición</text:span><text:span text:style-name="T22"> nuevos conocimientos que sean necesarios para el desarrollo del proyecto</text:span><text:span text:style-name="T10">.</text:span></text:p>
      <text:p text:style-name="P3"/>
      <text:p text:style-name="P13">Durante todo el momento se tendrá en cuenta <text:span text:style-name="T34">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39">También</text:span> se <text:span text:style-name="T39">pondrá</text:span> especial <text:span text:style-name="T39">atención</text:span> a la interfaz de usuario para que sea lo m<text:span text:style-name="T39">á</text:span>s <text:span text:style-name="T39">cómoda</text:span> posible de usar e intuitiva <text:span text:style-name="T41">de usar</text:span> para el usuario final, <text:span text:style-name="T40">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27">Project description:</text:p>
      <text:p text:style-name="P28">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2">thoughts, wishes… focused on the project.</text:span></text:p>
      <text:p text:style-name="P28"/>
      <text:p text:style-name="P29">It will be developed in Java, using and putting into practice the knowledge and skills acquired <text:span text:style-name="T43">in the FPGS DAW and DAM cycles and the acquisition of new knowledge thet is necessary for the development of the project.</text:span></text:p>
      <text:p text:style-name="P29"/>
      <text:p text:style-name="P29">At all times, the structure of the code will be taken into account so that it is clean, understandable and commented, thus facilitating its progress and / or the incorporation of new developers, as well as the life cycle stages and their objectives.</text:p>
      <text:p text:style-name="P29"/>
      <text:p text:style-name="P29"><text:soft-page-break/>Special attention will also be paid to the user interface to make it as comfortable as possible to use and intuitive to use for the end user, as well as a help system to facilitate self-learning by the end user with the project.</text:p>
      <text:p text:style-name="P29"/>
      <text:p text:style-name="P29">In addition to the program itself, facilitating the export of schedules to different formats, expanding the functionalities of this program indirectly with the use of third-party programs.</text:p>
      <text:p text:style-name="P29"/>
      <text:p text:style-name="P29"/>
      <text:p text:style-name="P24"><text:toc-mark-start text:id="IMark1142397468600" text:outline-level="1"/>Justificación del proyecto:<text:toc-mark-end text:id="IMark1142397468600"/></text:p>
      <text:p text:style-name="P18">Con la <text:span text:style-name="T45">superación</text:span> de los <text:span text:style-name="T45">módulos</text:span> de enseñanza de <text:span text:style-name="T45">formación</text:span> profesional media y superior y su correspondiente convalidación, <text:span text:style-name="T47">a </text:span>resultando en entradas y salidas de los centros a distintas horas, <text:span text:style-name="T44">con la correspondiente pregunta “¿A que hora salgo mañana?”.</text:span></text:p>
      <text:p text:style-name="P19">Aun teniendo fácil solución como anotar en un papel las entradas y salidas, considero que un programa puede abarcar más necesidades en otros <text:span text:style-name="T46">ámbitos.</text:span></text:p>
      <text:p text:style-name="P16"/>
      <text:p text:style-name="P17"/>
      <text:p text:style-name="P6"><text:toc-mark-start text:id="IMark1142397466872" text:outline-level="1"/>Tecnologías empleadas:<text:toc-mark-end text:id="IMark1142397466872"/></text:p>
      <text:p text:style-name="P4">Se usara<text:span text:style-name="T27">n las siguientes tecnologías:</text:span></text:p>
      <text:p text:style-name="P4"><text:tab/><text:span text:style-name="T28">JasperReport o IReport: para poder crear informes y exportar a diferentes formatos, incluido html y PDF.</text:span></text:p>
      <text:p text:style-name="P4"><text:tab/><text:span text:style-name="T29">XML: para guardar los horarios y las asignaciones en archivos.</text:span></text:p>
      <text:p text:style-name="P4"><text:tab/><text:span text:style-name="T35">Javadoc: crear documentación sobre el código, facilitando nuevas incorporaciones y entendimiento del código a nuevos desarrolladores.</text:span></text:p>
      <text:p text:style-name="P4"><text:tab/><text:span text:style-name="T38">JavaHelp: para la ayuda y documentación para el usuario final.</text:span></text:p>
      <text:p text:style-name="P4"/>
      <text:p text:style-name="P8"><text:toc-mark-start text:id="IMark1142397468696" text:outline-level="1"/>Objetivos<text:toc-mark-end text:id="IMark1142397468696"/></text:p>
      <text:p text:style-name="P11">Aquí una lista de <text:span text:style-name="T31">fases o ideas</text:span> <text:span text:style-name="T32">que</text:span> se <text:span text:style-name="T30">irán</text:span> implementando y mejorando <text:span text:style-name="T32">en </text:span>el proyecto <text:span text:style-name="T57">durante las distintas versiones, puede no ser realizadas en el orden indicado</text:span>:</text:p>
      <text:p text:style-name="P5"/>
      <text:list xml:id="list360690711" text:style-name="L1">
        <text:list-item>
          <text:p text:style-name="P38">diseño de la interfaz.</text:p>
        </text:list-item>
        <text:list-item>
          <text:p text:style-name="P39">Añadir <text:span text:style-name="T48">y quitar</text:span> usuarios y módulos <text:span text:style-name="T33">o asignaturas.</text:span></text:p>
        </text:list-item>
        <text:list-item>
          <text:p text:style-name="P40">Implementar <text:span text:style-name="T49">la interfaz d</text:span>el horario en el área de trabajo.</text:p>
        </text:list-item>
        <text:list-item>
          <text:p text:style-name="P41">Uso de varios horarios.</text:p>
        </text:list-item>
        <text:list-item>
          <text:p text:style-name="P40">Guardar <text:span text:style-name="T36">y cargar</text:span> los horarios<text:span text:style-name="T3"> </text:span><text:span text:style-name="T4">en XML.</text:span></text:p>
        </text:list-item>
        <text:list-item>
          <text:p text:style-name="P42"><text:soft-page-break/><text:span text:style-name="T52">E</text:span>xportación <text:span text:style-name="T54">usando la ventana J</text:span>asper <text:span text:style-name="T50">R</text:span>eport.</text:p>
        </text:list-item>
      </text:list>
      <text:p text:style-name="P23">– Hasta aquí considero lo mínimo para presentar siendo una versión funcional </text:p>
      <text:p text:style-name="P22"/>
      <text:list xml:id="list122432878976895" text:continue-numbering="true" text:style-name="L1">
        <text:list-item>
          <text:p text:style-name="P43"><text:span text:style-name="T52">A</text:span>visos de conflictos de tiempo y personas.</text:p>
        </text:list-item>
        <text:list-item>
          <text:p text:style-name="P44"><text:span text:style-name="T55">Implementación</text:span> de JavaHelp <text:span text:style-name="T53">como sistema de ayuda</text:span></text:p>
        </text:list-item>
        <text:list-item>
          <text:p text:style-name="P45"><text:span text:style-name="T51">Exportación</text:span> <text:span text:style-name="T50">directa</text:span> mediante el <text:span text:style-name="T51">menú</text:span> superior <text:span text:style-name="T50">(Archivo, editar…) con la ayuda de <text:s/>Jasper Report.</text:span></text:p>
        </text:list-item>
        <text:list-item>
          <text:p text:style-name="P46">Traducciones.</text:p>
        </text:list-item>
        <text:list-item>
          <text:p text:style-name="P47">Generador de horarios, <text:span text:style-name="T67">método</text:span> o cascada</text:p>
        </text:list-item>
      </text:list>
      <text:p text:style-name="P20"/>
      <text:p text:style-name="P20"/>
      <text:p text:style-name="P21">Ademas de estos objetivos se <text:span text:style-name="T56">tendrá</text:span> en cuenta la estructura del <text:span text:style-name="T56">código</text:span> intentando respetar el <text:span text:style-name="T56">patrón</text:span> modelo-vista-controlador.</text:p>
      <text:p text:style-name="P25"/>
      <text:p text:style-name="P25"/>
      <text:p text:style-name="P26"><text:alphabetical-index-mark-start text:id="IMark1142397467928"/>Investigación:<text:alphabetical-index-mark-end text:id="IMark1142397467928"/></text:p>
      <text:p text:style-name="P26"><text:span text:style-name="T58"><text:tab/></text:span><text:span text:style-name="T59">Programas similares:</text:span></text:p>
      <text:p text:style-name="P48"/>
      <text:p text:style-name="P50"><text:span text:style-name="T65">GHC</text:span><text:span text:style-name="T60">: </text:span></text:p>
      <text:p text:style-name="P51">“Gestión completa de horarios escolares y universitarios</text:p>
      <text:p text:style-name="P51">Presentes en 25 países, en más de 5000 centros de enseñanza.</text:p>
      <text:p text:style-name="P51"/>
      <text:p text:style-name="P51">ORGANIZACIÓN</text:p>
      <text:p text:style-name="P51">Organiza de forma objetiva los horarios para centros educativos de cualquier complejidad, aulas, profesores, sesiones, etc.</text:p>
      <text:p text:style-name="P51"/>
      <text:p text:style-name="P51">COMPATIBILIDAD</text:p>
      <text:p text:style-name="P51">GHC es compatible con la mayoría de las aplicaciones de gestión académica utilizadas por los centros educativos.</text:p>
      <text:p text:style-name="P51"/>
      <text:p text:style-name="P51">OPTIMIZACIÓN DE RECURSOS</text:p>
      <text:p text:style-name="P51">Compagina los requisitos académicos, pedagógicos y organizativos, con los recursos humanos y materiales del centro docente.”</text:p>
      <text:p text:style-name="P49"><text:bibliography-mark text:identifier="Peñalara" text:bibliography-type="www" text:author="Peñalara Software" text:url="https://www.penalara.com/es" text:custom2="https://www.penalara.com/es">(Peñalara)</text:bibliography-mark></text:p>
      <text:p text:style-name="P49"/>
      <text:p text:style-name="P54"><text:soft-page-break/>DocCF</text:p>
      <text:p text:style-name="P49">“Control escolar, académico y administrativo para academias, colegios y jardines infantiles. Flexible a cualquier sistema educativo.</text:p>
      <text:p text:style-name="P49"/>
      <text:p text:style-name="P4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49"/>
      <text:p text:style-name="P55">FET</text:p>
      <text:p text:style-name="P4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9"/>
      <text:p text:style-name="P56"/>
      <text:p text:style-name="P58">Generador de horarios de ARASAAC</text:p>
      <text:p text:style-name="P57">“<text:span text:style-name="T6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7"/>
      <text:p text:style-name="P57"/>
      <text:p text:style-name="P57"/>
      <text:p text:style-name="P59"><text:span text:style-name="T68">12 </text:span>Homework</text:p>
      <text:p text:style-name="P57"><text:span text:style-name="T63">“Con un máximo de 20 al día, esta herramienta hace posible un seguimiento detallado tanto de las tareas a realizar como de sus horarios. Permite la inclusión de </text:span><text:span text:style-name="Strong_20_Emphasis"><text:span text:style-name="T63">información adicional</text:span></text:span><text:span text:style-name="T63">,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7"/>
      <text:p text:style-name="P61"/>
      <text:p text:style-name="P60"><text:alphabetical-index-mark-start text:id="IMark1142397468600"/>Bibliográfica:<text:alphabetical-index-mark-end text:id="IMark1142397468600"/></text:p>
      <text:p text:style-name="P53"/>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7">Peñalara: Peñalara Software, , , https://www.penalara.com/es</text:p>
          <text:p text:style-name="P37">grupocfdeveloper: grupocfdeveloper, , , https://www.grupocfdeveloper.com/</text:p>
          <text:p text:style-name="P37">EDUCACIÓN: EDUCACIÓN 3.0, 20 herramientas para elaborar los horarios del centro escolar, 22/08/2019</text:p>
        </text:index-body>
      </text:bibliography>
      <text:p text:style-name="P5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ato" svg:font-family="Lato, sans-serif"/>
    <style:font-face style:name="Mangal1" svg:font-family="Mangal"/>
    <style:font-face style:name="Raleway" svg:font-family="Raleway, sans-serif"/>
    <style:font-face style:name="Roboto" svg:font-family="Roboto"/>
    <style:font-face style:name="Roboto1" svg:font-family="Roboto, sans-serif"/>
    <style:font-face style:name="Segoe UI" svg:font-family="'Segoe UI'"/>
    <style:font-face style:name="Tahoma" svg:font-family="Tahoma"/>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7</text:page-number></text:p>
      </style:footer>
    </style:master-page>
    <style:master-page style:name="First_20_Page" style:display-name="First Page" style:page-layout-name="Mpm2" style:next-style-name="Standard">
      <style:footer>
        <text:p text:style-name="Footer"><text:tab/><text:tab/><text:page-number text:select-page="current">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3-31T12:24:30.693000000</dc:date>
    <meta:editing-duration>PT8H2M42S</meta:editing-duration>
    <meta:editing-cycles>194</meta:editing-cycles>
    <meta:document-statistic meta:table-count="0" meta:image-count="1" meta:object-count="0" meta:page-count="8" meta:paragraph-count="72" meta:word-count="1069" meta:character-count="6971" meta:non-whitespace-character-count="5972"/>
  </office:meta>
</office:document-meta>
</file>